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fr" fo:country="F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fr" fo:country="FR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nees sociales</text:p>
      <text:p text:style-name="P2"/>
      <text:p text:style-name="P3">INED, <text:span text:style-name="T1">Population et société</text:span> (Intéresse la presse)</text:p>
      <text:p text:style-name="P3">INSEE PdL (intéresse rectorat et région)</text:p>
      <text:p text:style-name="P3"/>
      <text:p text:style-name="P4">Chapitre 1 : La statistique publique en France</text:p>
      <text:p text:style-name="P3">Données :<text:tab/>- Mathématique : Quantité connue dans l'énonvé d'un problème qui sert à trouver la <text:tab/><text:tab/>solution.</text:p>
      <text:p text:style-name="P3"><text:tab/><text:tab/>- Ce qui est connu et admis et qui sert de base de raisonnement en recherche</text:p>
      <text:p text:style-name="P3"><text:tab/><text:tab/>- Ensemble des indications enregistrées en machine pour permettre l'analyse <text:tab/><text:tab/><text:tab/>automatique de l'information. Les infos doivent être standardisées.</text:p>
      <text:p text:style-name="P3">Les données sont :</text:p>
      <text:p text:style-name="P3">- Construite</text:p>
      <text:p text:style-name="P3">- Couteuse</text:p>
      <text:p text:style-name="P3">- Discutable</text:p>
      <text:p text:style-name="P3"/>
      <text:p text:style-name="P3"><text:tab/><text:span text:style-name="T2">A- Les instituts officiels de la statistique</text:span></text:p>
      <text:p text:style-name="P3"><text:tab/><text:tab/><text:span text:style-name="T2">1. L'INSEE</text:span></text:p>
      <text:p text:style-name="P3">Créé en 1946 pour remplacer la Statistique Générale de France (SGF)</text:p>
      <text:p text:style-name="P3">Dépend du ministère de l'économie et des finances</text:p>
      <text:p text:style-name="P3"/>
      <text:p text:style-name="P3">Le directeur de l'INSEE est désigné par le ministre de ce ministère ou par le conseil des ministres.</text:p>
      <text:p text:style-name="P3"/>
      <text:p text:style-name="P3">Les missions de l'INSEE (éclairer le débat économique et social)</text:p>
      <text:p text:style-name="P3">- Collecter et produire des informations</text:p>
      <text:p text:style-name="P3"><text:tab/>- Par recensement (Exhaustif) : Collecte</text:p>
      <text:p text:style-name="P3"><text:tab/>- Par enquête (Echantillon) : Collecte</text:p>
      <text:p text:style-name="P3"><text:tab/>- Données administratives (non produite pour la statistique)</text:p>
      <text:p text:style-name="P3">- Analyse</text:p>
      <text:p text:style-name="P3"><text:tab/>- Indicateurs</text:p>
      <text:p text:style-name="P3"><text:tab/>- Etudes</text:p>
      <text:p text:style-name="P3"><text:tab/>- Prévisions (à partir de données simplifiées)</text:p>
      <text:p text:style-name="P3">- Diffusion de l'information</text:p>
      <text:p text:style-name="P3"><text:tab/>- Vise les entreprises</text:p>
      <text:p text:style-name="P3"><text:tab/>- Vise les chercheurs</text:p>
      <text:p text:style-name="P3"><text:tab/>- Vise les journalistes</text:p>
      <text:p text:style-name="P3"><text:tab/>- Vise les syndicats et associations</text:p>
      <text:p text:style-name="P3">- Coordination de la statistique publique (CNIS, Formations, statistiques-publiques.fr)</text:p>
      <text:p text:style-name="P3">- Recherche et enseignement supérieur</text:p>
      <text:p text:style-name="P3">- Coopération internationale</text:p>
      <text:p text:style-name="P3"/>
      <text:p text:style-name="P3">L'enquête auprès des ménages :</text:p>
      <text:p text:style-name="P3">- ~3000 par ans</text:p>
      <text:p text:style-name="P3"><text:tab/>- EPCV</text:p>
      <text:p text:style-name="P3"><text:tab/>- Enquête emploi (depuis 1953)</text:p>
      <text:p text:style-name="P3">- 60% des cas : fâce à fâce</text:p>
      <text:p text:style-name="P3">- 40% des cas : au téléphone</text:p>
      <text:p text:style-name="P3">- CAPI : par informatique</text:p>
      <text:p text:style-name="P3"/>
      <text:p text:style-name="P3"/>
      <text:p text:style-name="P3"/>
      <text:p text:style-name="P3"/>
      <text:p text:style-name="P3"><text:soft-page-break/>I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4"><text:tab/></text:span>C. La production statistique des autres administrations</text:p>
      <text:p text:style-name="P6">Exemples : </text:p>
      <text:p text:style-name="P6">- Données de pôle emploi</text:p>
      <text:p text:style-name="P6">- CAF</text:p>
      <text:p text:style-name="P6">- Collectivités locales</text:p>
      <text:p text:style-name="P6"/>
      <text:p text:style-name="P4"><text:span text:style-name="T4"><text:tab/></text:span>D. Les instances de contrôle de la statistique publique</text:p>
      <text:p text:style-name="P5"><text:span text:style-name="T4"><text:tab/><text:tab/></text:span><text:span text:style-name="T3">1. La CNIL</text:span><text:span text:style-name="T4"> (Commission nationale informatique et libertés)</text:span></text:p>
      <text:p text:style-name="P5"><text:span text:style-name="T4">Institué par la loi informatique et liberté de 1978</text:span></text:p>
      <text:p text:style-name="P5"><text:span text:style-name="T4"/></text:p>
      <text:p text:style-name="P5"><text:span text:style-name="T4">Rôle : Veiller au respect de la vie privée des libertés individuelles et collectives fâce aux dangers que peut faire poser l'informatique.</text:span></text:p>
      <text:p text:style-name="P5"><text:span text:style-name="T4"/></text:p>
      <text:p text:style-name="P5"><text:span text:style-name="T4">S'intéresse aux données à caractère personnel (Données sensibles)</text:span></text:p>
      <text:p text:style-name="P5"><text:span text:style-name="T4"/></text:p>
      <text:p text:style-name="P5"><text:span text:style-name="T4">Données à caractère personnel : Remplace données nominatives. Toutes informations relatives à une personne physique identifiée ou identifiable par un numéro d'identification ou des éléments qui lui sont propre.</text:span></text:p>
      <text:p text:style-name="P5"><text:span text:style-name="T4"/></text:p>
      <text:p text:style-name="P5"><text:span text:style-name="T4">Données sensibles : Données potentiellement à risque. Sous partie des données à caractère personnel qui font apparaître les origines raciales ou ethniques, les opinions politiques, philosophiques, religieuses. Ou les données relatives à la santé ou aux pratiques sexuelles.</text:span></text:p>
      <text:p text:style-name="P5"><text:span text:style-name="T4"/></text:p>
      <text:p text:style-name="P5"><text:span text:style-name="T4">Exceptions :</text:span></text:p>
      <text:p text:style-name="P5"><text:span text:style-name="T4">- Traitements sur données sensibles pour lesquelles la personne a donné son consentement.</text:span></text:p>
      <text:p text:style-name="P5"><text:span text:style-name="T4">- Permet de faire avancer une affaire judiciaire.</text:span></text:p>
      <text:p text:style-name="P5"><text:span text:style-name="T4">- INSEE et service statistiques des ministères ont le droit de collecter ces données sensibles après avis du CNIS et autorisation de la CNIL.</text:span></text:p>
      <text:p text:style-name="P5"><text:span text:style-name="T4">- Pour entreprises : Demander avis à la CNIL </text:span></text:p>
      <text:p text:style-name="P5"><text:span text:style-name="T4"/></text:p>
      <text:p text:style-name="P5"><text:span text:style-name="T4">Membres CNIL :</text:span></text:p>
      <text:p text:style-name="P5"><text:span text:style-name="T4">- Personnalité qualifié</text:span></text:p>
      <text:p text:style-name="P5"><text:span text:style-name="T4">- Sénateurs</text:span></text:p>
      <text:p text:style-name="P5"><text:span text:style-name="T4">- Juristes</text:span></text:p>
      <text:p text:style-name="P5"><text:span text:style-name="T4"/></text:p>
      <text:p text:style-name="P5"><text:span text:style-name="T4">Six missions :</text:span></text:p>
      <text:p text:style-name="P5"><text:span text:style-name="T4">- Informer les personnes sur leurs droits et obligations</text:span></text:p>
      <text:p text:style-name="P5"><text:span text:style-name="T4">- Protéger</text:span></text:p>
      <text:p text:style-name="P5"><text:span text:style-name="T4">- Réguler</text:span></text:p>
      <text:p text:style-name="P5"><text:span text:style-name="T4">- Contrôler</text:span></text:p>
      <text:p text:style-name="P5"><text:span text:style-name="T4">- Sanctionner</text:span></text:p>
      <text:p text:style-name="P5"><text:span text:style-name="T4">- Anticiper</text:span></text:p>
      <text:p text:style-name="P5"><text:span text:style-name="T4"/></text:p>
      <text:p text:style-name="P5"><text:span text:style-name="T4"><text:tab/><text:tab/>2. Le CNIS</text:span></text:p>
      <text:p text:style-name="P5"><text:span text:style-name="T4"/></text:p>
      <text:p text:style-name="P5"><text:span text:style-name="T4"><text:tab/><text:tab/>3. La commission des sondag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53S</meta:editing-duration>
    <meta:editing-cycles>7</meta:editing-cycles>
    <meta:generator>OpenOffice/4.0.0$Win32 OpenOffice.org_project/400m3$Build-9702</meta:generator>
    <dc:date>2014-10-07T15:28:06.73</dc:date>
    <meta:document-statistic meta:table-count="0" meta:image-count="0" meta:object-count="0" meta:page-count="3" meta:paragraph-count="71" meta:word-count="493" meta:character-count="3114"/>
    <meta:user-defined meta:name="Info 1"/>
    <meta:user-defined meta:name="Info 2"/>
    <meta:user-defined meta:name="Info 3"/>
    <meta:user-defined meta:name="Info 4"/>
  </office:meta>
</office:document-meta>
</file>